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ef2929" loext:opacity="100%" fo:font-weight="bold"/>
    </style:style>
    <style:style style:name="P2" style:family="paragraph" style:parent-style-name="Preformatted_20_Text">
      <style:text-properties fo:color="#8ae234" loext:opacity="100%"/>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text-properties officeooo:rsid="00045d3c" officeooo:paragraph-rsid="00045d3c"/>
    </style:style>
    <style:style style:name="P5" style:family="paragraph" style:parent-style-name="Preformatted_20_Text">
      <style:text-properties officeooo:rsid="0004bd05" officeooo:paragraph-rsid="0004bd05"/>
    </style:style>
    <style:style style:name="P6" style:family="paragraph" style:parent-style-name="Standard">
      <style:text-properties officeooo:rsid="00045d3c" officeooo:paragraph-rsid="00045d3c"/>
    </style:style>
    <style:style style:name="P7" style:family="paragraph" style:parent-style-name="Standard">
      <style:text-properties officeooo:rsid="0004bd05" officeooo:paragraph-rsid="0004bd05"/>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ep Seek</text:p>
      <text:p text:style-name="P6"/>
      <text:p text:style-name="P4">(larc) (larp) <text:span text:style-name="T2">ayman@AMHP840G2B</text:span>:<text:span text:style-name="T3">~/Documents/GitHub/ai_logicalaccess_crew/larc</text:span>$ python src/larc/main.py </text:p>
      <text:p text:style-name="Preformatted_20_Text">https://api.deepseek.com/v1 sk-1d68ea082ad34b45b071b31f333438e7 deepseek-chat</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Using tool:</text:span> <text:span text:style-name="T1">access_review_tool</text:span></text:p>
      <text:p text:style-name="Preformatted_20_Text"><text:span text:style-name="T4">## Tool Input:</text:span> </text:p>
      <text:p text:style-name="P2">"{}"</text:p>
      <text:p text:style-name="Preformatted_20_Text"><text:span text:style-name="T4">## Tool Output:</text:span> </text:p>
      <text:p text:style-name="P2">{'USER001': {'review_results': {'system_a_access': 'user has actual access level of ma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R while he should have system_b_access access level as read-only according to the access matrix.', 'system_c_access': 'user has actual access level of maker which <text:soft-page-break/>is matching his system_c_access level in access matrix.'}}, 'USER003': {'review_results': {'system_a_access': 'user has actual system_a_access access level of maker in AR while he should have system_a_access access level as read-only according to the access matrix.', '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matrix.'}}, 'USER005': {'review_results': {'system_a_access': 'user has actual access level of chec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AR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matching his system_c_access level in access matrix.'}}, 'USER008': {'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R while he should have system_c_access access level as checker according to the access matrix.'}}, 'USER009': {'review_results': {'system_a_access': 'user has actual system_a_access access level of checker in AR while he should have system_a_access access level as read-only according to the access matrix.', 'system_b_access': 'user has actual access level of checker which is matching his system_b_access level in access matrix.', 'system_c_access': 'user has actual access level of read-only which is matching his system_c_access level in 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R while he should have system_c_access access level as checker according to the access matrix.'}}, 'USER021': {'review_results': {'system_a_access': 'user has system_a_access access level of maker in AR while he is unauthorized to have access to system_a_access according to access matrix.', 'system_b_access': 'user has system_b_access access level of read-only in AR while he is unauthorized to have access to system_b_access according to access matrix.', 'system_c_access': 'user has system_c_access access level of checker in AR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R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text:soft-page-break/>access level of checker which is matching his system_c_access level in access matrix.'}}, 'USER014': {'review_results': {'system_a_access': 'user has actual access level of checker which is matching his system_a_access level in access matrix.', 'system_b_access': 'user has actual system_b_access access level of checker in AR while he should have system_b_access access level as read-only according to the access matrix.', 'system_c_access': 'user has actual access level of read-only which is matching his system_c_access level in access matrix.'}}, 'USER022': {'review_results': {'system_a_access': 'user has system_a_access access level of read-only in AR while he is unauthorized to have access to system_a_access according to access matrix.', 'system_b_access': 'user has system_b_access access level of maker in AR while he is unauthorized to have access to system_b_access according to access matrix.', 'system_c_access': 'user has system_c_access access level of maker in AR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checker which is matching his system_c_access level in access matrix.'}}, 'USER017': {'review_results': {'system_a_access': 'user has actual system_a_access access level of maker in AR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R while he is unauthorized to have access to system_a_access according to access matrix.', 'system_b_access': 'user has system_b_access access level of checker in AR while he is unauthorized to have access to system_b_access according to access matrix.', 'system_c_access': 'user has system_c_access access level of read-only in AR while he is unauthorized to have access to system_c_access according to access matrix.'}}, 'USER024': {'review_results': {'system_a_access': 'user has system_a_access access level of checker in AR while he is unauthorized to have access to system_a_access according to access matrix.', 'system_b_access': 'user has system_b_access access level of maker in AR while he is unauthorized to have access to system_b_access according to access matrix.', 'system_c_access': 'user has system_c_access access level of maker in AR while he is unauthorized to have access to system_c_access according to access matrix.'}}}</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2"># Access Review Findings</text:p>
      <text:p text:style-name="Preformatted_20_Text"/>
      <text:p text:style-name="P2">## Background</text:p>
      <text:p text:style-name="P2">An access review was conducted to compare the actual system access levels of users against the authorized access matrix. The goal was to identify any discrepancies or unauthorized access patterns that could pose a security risk or violate compliance requirements.</text:p>
      <text:p text:style-name="Preformatted_20_Text"/>
      <text:p text:style-name="P2">## Discrepancies</text:p>
      <text:p text:style-name="P2">The following discrepancies were identified during the access review:</text:p>
      <text:p text:style-name="Preformatted_20_Text"/>
      <text:p text:style-name="P2">### USER001</text:p>
      <text:p text:style-name="P2"><text:soft-page-break/>- **system_b_access**: User has an actual access level of `maker` but should have `checker` according to the access matrix.</text:p>
      <text:p text:style-name="Preformatted_20_Text"/>
      <text:p text:style-name="P2">### USER002</text:p>
      <text:p text:style-name="P2">- **system_b_access**: User has an actual access level of `maker` but should have `read-only` according to the access matrix.</text:p>
      <text:p text:style-name="Preformatted_20_Text"/>
      <text:p text:style-name="P2">### USER003</text:p>
      <text:p text:style-name="P2">- **system_a_access**: User has an actual access level of `maker` but should have `read-only` according to the access matrix.</text:p>
      <text:p text:style-name="Preformatted_20_Text"/>
      <text:p text:style-name="P2">### USER005</text:p>
      <text:p text:style-name="P2">- **system_b_access**: User has an actual access level of `maker` but should have `checker` according to the access matrix.</text:p>
      <text:p text:style-name="Preformatted_20_Text"/>
      <text:p text:style-name="P2">### USER006</text:p>
      <text:p text:style-name="P2">- **system_c_access**: User has an actual access level of `maker` but should have `read-only` according to the access matrix.</text:p>
      <text:p text:style-name="Preformatted_20_Text"/>
      <text:p text:style-name="P2">### USER008</text:p>
      <text:p text:style-name="P2">- **system_c_access**: User has an actual access level of `read-only` but should have `checker` according to the access matrix.</text:p>
      <text:p text:style-name="Preformatted_20_Text"/>
      <text:p text:style-name="P2">### USER009</text:p>
      <text:p text:style-name="P2">- **system_a_access**: User has an actual access level of `checker` but should have `read-only` according to the access matrix.</text:p>
      <text:p text:style-name="Preformatted_20_Text"/>
      <text:p text:style-name="P2">### USER010</text:p>
      <text:p text:style-name="P2">- **system_c_access**: User has an actual access level of `maker` but should have `checker` according to the access matrix.</text:p>
      <text:p text:style-name="Preformatted_20_Text"/>
      <text:p text:style-name="P2">### USER012</text:p>
      <text:p text:style-name="P2">- **system_b_access**: User has an actual access level of `maker` but should have `checker` according to the access matrix.</text:p>
      <text:p text:style-name="Preformatted_20_Text"/>
      <text:p text:style-name="P2">### USER014</text:p>
      <text:p text:style-name="P2">- **system_b_access**: User has an actual access level of `checker` but should have `read-only` according to the access matrix.</text:p>
      <text:p text:style-name="Preformatted_20_Text"/>
      <text:p text:style-name="P2">### USER016</text:p>
      <text:p text:style-name="P2">- **system_b_access**: User has an actual access level of `maker` but should have `checker` according to the access matrix.</text:p>
      <text:p text:style-name="Preformatted_20_Text"/>
      <text:p text:style-name="P2">### USER017</text:p>
      <text:p text:style-name="P2">- **system_a_access**: User has an actual access level of `maker` but should have `checker` according to the access matrix.</text:p>
      <text:p text:style-name="Preformatted_20_Text"/>
      <text:p text:style-name="P2">### USER021</text:p>
      <text:p text:style-name="P2">- **system_a_access**: User has an actual access level of `maker` but is unauthorized to have access to this system.</text:p>
      <text:p text:style-name="P2">- **system_b_access**: User has an actual access level of `read-only` but is unauthorized to have access to this system.</text:p>
      <text:p text:style-name="P2">- **system_c_access**: User has an actual access level of `checker` but is unauthorized to have access to this system.</text:p>
      <text:p text:style-name="Preformatted_20_Text"/>
      <text:p text:style-name="P2">### USER022</text:p>
      <text:p text:style-name="P2">- **system_a_access**: User has an actual access level of `read-only` but is unauthorized to have access to this system.</text:p>
      <text:p text:style-name="P2">- **system_b_access**: User has an actual access level of `maker` but is unauthorized to have access to this system.</text:p>
      <text:p text:style-name="P2">- **system_c_access**: User has an actual access level of `maker` but is unauthorized to have access to this system.</text:p>
      <text:p text:style-name="Preformatted_20_Text"/>
      <text:p text:style-name="P2">### USER023</text:p>
      <text:p text:style-name="P2"><text:soft-page-break/>- **system_a_access**: User has an actual access level of `maker` but is unauthorized to have access to this system.</text:p>
      <text:p text:style-name="P2">- **system_b_access**: User has an actual access level of `checker` but is unauthorized to have access to this system.</text:p>
      <text:p text:style-name="P2">- **system_c_access**: User has an actual access level of `read-only` but is unauthorized to have access to this system.</text:p>
      <text:p text:style-name="Preformatted_20_Text"/>
      <text:p text:style-name="P2">### USER024</text:p>
      <text:p text:style-name="P2">- **system_a_access**: User has an actual access level of `checker` but is unauthorized to have access to this system.</text:p>
      <text:p text:style-name="P2">- **system_b_access**: User has an actual access level of `maker` but is unauthorized to have access to this system.</text:p>
      <text:p text:style-name="P2">- **system_c_access**: User has an actual access level of `maker` but is unauthorized to have access to this system.</text:p>
      <text:p text:style-name="Preformatted_20_Text"/>
      <text:p text:style-name="P2">## User Feedback</text:p>
      <text:p text:style-name="P2">The discrepancies identified above should be reviewed and corrected to ensure compliance with the authorized access matrix. Users with unauthorized access should have their access revoked immediately, and those with incorrect access levels should have their permissions adjusted to match the authorized matrix. Regular access reviews should be conducted to prevent future discrepancies and ensure ongoing compliance.</text:p>
      <text:p text:style-name="P2">```</text:p>
      <text:p text:style-name="Preformatted_20_Text"/>
      <text:p text:style-name="Preformatted_20_Text"/>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text:span text:style-name="T5"># Agent:</text:span> <text:span text:style-name="T2">Senior Audit Report Compiler</text:span></text:p>
      <text:p text:style-name="Preformatted_20_Text"><text:span text:style-name="T4">## Task:</text:span> <text:span text:style-name="T1">Compile all findings into comprehensive audit report</text:span></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2"># Comprehensive Audit Report <text:s/></text:p>
      <text:p text:style-name="Preformatted_20_Text"/>
      <text:p text:style-name="P2">## Executive Summary <text:s/></text:p>
      <text:p text:style-name="P2">An access review was conducted to evaluate the alignment of user access levels with the authorized access matrix across multiple systems. The review identified several discrepancies, including unauthorized access and incorrect access levels, which pose potential security risks and compliance violations. Immediate corrective actions are required to address these issues and ensure adherence to the authorized access matrix. Regular access reviews are recommended to maintain compliance and mitigate future risks. <text:s/></text:p>
      <text:p text:style-name="Preformatted_20_Text"/>
      <text:p text:style-name="P2">---</text:p>
      <text:p text:style-name="Preformatted_20_Text"/>
      <text:p text:style-name="P2">## Detailed Findings <text:s/></text:p>
      <text:p text:style-name="Preformatted_20_Text"/>
      <text:p text:style-name="P2">### Discrepancies Identified <text:s/></text:p>
      <text:p text:style-name="Preformatted_20_Text"/>
      <text:p text:style-name="P2">#### USER001 <text:s/></text:p>
      <text:p text:style-name="P2">- **System B Access**: <text:s/></text:p>
      <text:p text:style-name="P2"><text:s text:c="2"/>- **Actual Access Level**: `maker` <text:s/></text:p>
      <text:p text:style-name="P2"><text:s text:c="2"/>- **Authorized Access Level**: `checker` <text:s/></text:p>
      <text:p text:style-name="P2"><text:s text:c="2"/>- **Risk Rating**: Medium <text:s/></text:p>
      <text:p text:style-name="P2"><text:s text:c="2"/>- **Management Action**: Adjust access level to `checker`. <text:s/></text:p>
      <text:p text:style-name="Preformatted_20_Text"/>
      <text:p text:style-name="P2">#### USER002 <text:s/></text:p>
      <text:p text:style-name="P2"><text:soft-page-break/>- **System B Access**: <text:s/></text:p>
      <text:p text:style-name="P2"><text:s text:c="2"/>- **Actual Access Level**: `maker` <text:s/></text:p>
      <text:p text:style-name="P2"><text:s text:c="2"/>- **Authorized Access Level**: `read-only` <text:s/></text:p>
      <text:p text:style-name="P2"><text:s text:c="2"/>- **Risk Rating**: Medium <text:s/></text:p>
      <text:p text:style-name="P2"><text:s text:c="2"/>- **Management Action**: Adjust access level to `read-only`. <text:s/></text:p>
      <text:p text:style-name="Preformatted_20_Text"/>
      <text:p text:style-name="P2">#### USER003 <text:s/></text:p>
      <text:p text:style-name="P2">- **System A Access**: <text:s/></text:p>
      <text:p text:style-name="P2"><text:s text:c="2"/>- **Actual Access Level**: `maker` <text:s/></text:p>
      <text:p text:style-name="P2"><text:s text:c="2"/>- **Authorized Access Level**: `read-only` <text:s/></text:p>
      <text:p text:style-name="P2"><text:s text:c="2"/>- **Risk Rating**: Medium <text:s/></text:p>
      <text:p text:style-name="P2"><text:s text:c="2"/>- **Management Action**: Adjust access level to `read-only`. <text:s/></text:p>
      <text:p text:style-name="Preformatted_20_Text"/>
      <text:p text:style-name="P2">#### USER005 <text:s/></text:p>
      <text:p text:style-name="P2">- **System B Access**: <text:s/></text:p>
      <text:p text:style-name="P2"><text:s text:c="2"/>- **Actual Access Level**: `maker` <text:s/></text:p>
      <text:p text:style-name="P2"><text:s text:c="2"/>- **Authorized Access Level**: `checker` <text:s/></text:p>
      <text:p text:style-name="P2"><text:s text:c="2"/>- **Risk Rating**: Medium <text:s/></text:p>
      <text:p text:style-name="P2"><text:s text:c="2"/>- **Management Action**: Adjust access level to `checker`. <text:s/></text:p>
      <text:p text:style-name="Preformatted_20_Text"/>
      <text:p text:style-name="P2">#### USER006 <text:s/></text:p>
      <text:p text:style-name="P2">- **System C Access**: <text:s/></text:p>
      <text:p text:style-name="P2"><text:s text:c="2"/>- **Actual Access Level**: `maker` <text:s/></text:p>
      <text:p text:style-name="P2"><text:s text:c="2"/>- **Authorized Access Level**: `read-only` <text:s/></text:p>
      <text:p text:style-name="P2"><text:s text:c="2"/>- **Risk Rating**: Medium <text:s/></text:p>
      <text:p text:style-name="P2"><text:s text:c="2"/>- **Management Action**: Adjust access level to `read-only`. <text:s/></text:p>
      <text:p text:style-name="Preformatted_20_Text"/>
      <text:p text:style-name="P2">#### USER008 <text:s/></text:p>
      <text:p text:style-name="P2">- **System C Access**: <text:s/></text:p>
      <text:p text:style-name="P2"><text:s text:c="2"/>- **Actual Access Level**: `read-only` <text:s/></text:p>
      <text:p text:style-name="P2"><text:s text:c="2"/>- **Authorized Access Level**: `checker` <text:s/></text:p>
      <text:p text:style-name="P2"><text:s text:c="2"/>- **Risk Rating**: Low <text:s/></text:p>
      <text:p text:style-name="P2"><text:s text:c="2"/>- **Management Action**: Adjust access level to `checker`. <text:s/></text:p>
      <text:p text:style-name="Preformatted_20_Text"/>
      <text:p text:style-name="P2">#### USER009 <text:s/></text:p>
      <text:p text:style-name="P2">- **System A Access**: <text:s/></text:p>
      <text:p text:style-name="P2"><text:s text:c="2"/>- **Actual Access Level**: `checker` <text:s/></text:p>
      <text:p text:style-name="P2"><text:s text:c="2"/>- **Authorized Access Level**: `read-only` <text:s/></text:p>
      <text:p text:style-name="P2"><text:s text:c="2"/>- **Risk Rating**: Medium <text:s/></text:p>
      <text:p text:style-name="P2"><text:s text:c="2"/>- **Management Action**: Adjust access level to `read-only`. <text:s/></text:p>
      <text:p text:style-name="Preformatted_20_Text"/>
      <text:p text:style-name="P2">#### USER010 <text:s/></text:p>
      <text:p text:style-name="P2">- **System C Access**: <text:s/></text:p>
      <text:p text:style-name="P2"><text:s text:c="2"/>- **Actual Access Level**: `maker` <text:s/></text:p>
      <text:p text:style-name="P2"><text:s text:c="2"/>- **Authorized Access Level**: `checker` <text:s/></text:p>
      <text:p text:style-name="P2"><text:s text:c="2"/>- **Risk Rating**: Medium <text:s/></text:p>
      <text:p text:style-name="P2"><text:s text:c="2"/>- **Management Action**: Adjust access level to `checker`. <text:s/></text:p>
      <text:p text:style-name="Preformatted_20_Text"/>
      <text:p text:style-name="P2">#### USER012 <text:s/></text:p>
      <text:p text:style-name="P2">- **System B Access**: <text:s/></text:p>
      <text:p text:style-name="P2"><text:s text:c="2"/>- **Actual Access Level**: `maker` <text:s/></text:p>
      <text:p text:style-name="P2"><text:s text:c="2"/>- **Authorized Access Level**: `checker` <text:s/></text:p>
      <text:p text:style-name="P2"><text:s text:c="2"/>- **Risk Rating**: Medium <text:s/></text:p>
      <text:p text:style-name="P2"><text:s text:c="2"/>- **Management Action**: Adjust access level to `checker`. <text:s/></text:p>
      <text:p text:style-name="Preformatted_20_Text"/>
      <text:p text:style-name="P2">#### USER014 <text:s/></text:p>
      <text:p text:style-name="P2">- **System B Access**: <text:s/></text:p>
      <text:p text:style-name="P2"><text:s text:c="2"/>- **Actual Access Level**: `checker` <text:s/></text:p>
      <text:p text:style-name="P2"><text:s text:c="2"/>- **Authorized Access Level**: `read-only` <text:s/></text:p>
      <text:p text:style-name="P2"><text:s text:c="2"/>- **Risk Rating**: Medium <text:s/></text:p>
      <text:p text:style-name="P2"><text:s text:c="2"/>- **Management Action**: Adjust access level to `read-only`. <text:s/></text:p>
      <text:p text:style-name="Preformatted_20_Text"/>
      <text:p text:style-name="P2">#### USER016 <text:s/></text:p>
      <text:p text:style-name="P2">- **System B Access**: <text:s/></text:p>
      <text:p text:style-name="P2"><text:soft-page-break/><text:s text:c="2"/>- **Actual Access Level**: `maker` <text:s/></text:p>
      <text:p text:style-name="P2"><text:s text:c="2"/>- **Authorized Access Level**: `checker` <text:s/></text:p>
      <text:p text:style-name="P2"><text:s text:c="2"/>- **Risk Rating**: Medium <text:s/></text:p>
      <text:p text:style-name="P2"><text:s text:c="2"/>- **Management Action**: Adjust access level to `checker`. <text:s/></text:p>
      <text:p text:style-name="Preformatted_20_Text"/>
      <text:p text:style-name="P2">#### USER017 <text:s/></text:p>
      <text:p text:style-name="P2">- **System A Access**: <text:s/></text:p>
      <text:p text:style-name="P2"><text:s text:c="2"/>- **Actual Access Level**: `maker` <text:s/></text:p>
      <text:p text:style-name="P2"><text:s text:c="2"/>- **Authorized Access Level**: `checker` <text:s/></text:p>
      <text:p text:style-name="P2"><text:s text:c="2"/>- **Risk Rating**: Medium <text:s/></text:p>
      <text:p text:style-name="P2"><text:s text:c="2"/>- **Management Action**: Adjust access level to `checker`. <text:s/></text:p>
      <text:p text:style-name="Preformatted_20_Text"/>
      <text:p text:style-name="P2">#### USER021 <text:s/></text:p>
      <text:p text:style-name="P2">- **System A Access**: <text:s/></text:p>
      <text:p text:style-name="P2"><text:s text:c="2"/>- **Actual Access Level**: `maker` <text:s/></text:p>
      <text:p text:style-name="P2"><text:s text:c="2"/>- **Authorized Access Level**: Unauthorized <text:s/></text:p>
      <text:p text:style-name="P2"><text:s text:c="2"/>- **Risk Rating**: High <text:s/></text:p>
      <text:p text:style-name="P2"><text:s text:c="2"/>- **Management Action**: Revoke access immediately. <text:s/></text:p>
      <text:p text:style-name="P2">- **System B Access**: <text:s/></text:p>
      <text:p text:style-name="P2"><text:s text:c="2"/>- **Actual Access Level**: `read-only` <text:s/></text:p>
      <text:p text:style-name="P2"><text:s text:c="2"/>- **Authorized Access Level**: Unauthorized <text:s/></text:p>
      <text:p text:style-name="P2"><text:s text:c="2"/>- **Risk Rating**: High <text:s/></text:p>
      <text:p text:style-name="P2"><text:s text:c="2"/>- **Management Action**: Revoke access immediately. <text:s/></text:p>
      <text:p text:style-name="P2">- **System C Access**: <text:s/></text:p>
      <text:p text:style-name="P2"><text:s text:c="2"/>- **Actual Access Level**: `checker` <text:s/></text:p>
      <text:p text:style-name="P2"><text:s text:c="2"/>- **Authorized Access Level**: Unauthorized <text:s/></text:p>
      <text:p text:style-name="P2"><text:s text:c="2"/>- **Risk Rating**: High <text:s/></text:p>
      <text:p text:style-name="P2"><text:s text:c="2"/>- **Management Action**: Revoke access immediately. <text:s/></text:p>
      <text:p text:style-name="Preformatted_20_Text"/>
      <text:p text:style-name="P2">#### USER022 <text:s/></text:p>
      <text:p text:style-name="P2">- **System A Access**: <text:s/></text:p>
      <text:p text:style-name="P2"><text:s text:c="2"/>- **Actual Access Level**: `read-only` <text:s/></text:p>
      <text:p text:style-name="P2"><text:s text:c="2"/>- **Authorized Access Level**: Unauthorized <text:s/></text:p>
      <text:p text:style-name="P2"><text:s text:c="2"/>- **Risk Rating**: High <text:s/></text:p>
      <text:p text:style-name="P2"><text:s text:c="2"/>- **Management Action**: Revoke access immediately. <text:s/></text:p>
      <text:p text:style-name="P2">- **System B Access**: <text:s/></text:p>
      <text:p text:style-name="P2"><text:s text:c="2"/>- **Actual Access Level**: `maker` <text:s/></text:p>
      <text:p text:style-name="P2"><text:s text:c="2"/>- **Authorized Access Level**: Unauthorized <text:s/></text:p>
      <text:p text:style-name="P2"><text:s text:c="2"/>- **Risk Rating**: High <text:s/></text:p>
      <text:p text:style-name="P2"><text:s text:c="2"/>- **Management Action**: Revoke access immediately. <text:s/></text:p>
      <text:p text:style-name="P2">- **System C Access**: <text:s/></text:p>
      <text:p text:style-name="P2"><text:s text:c="2"/>- **Actual Access Level**: `maker` <text:s/></text:p>
      <text:p text:style-name="P2"><text:s text:c="2"/>- **Authorized Access Level**: Unauthorized <text:s/></text:p>
      <text:p text:style-name="P2"><text:s text:c="2"/>- **Risk Rating**: High <text:s/></text:p>
      <text:p text:style-name="P2"><text:s text:c="2"/>- **Management Action**: Revoke access immediately. <text:s/></text:p>
      <text:p text:style-name="Preformatted_20_Text"/>
      <text:p text:style-name="P2">#### USER023 <text:s/></text:p>
      <text:p text:style-name="P2">- **System A Access**: <text:s/></text:p>
      <text:p text:style-name="P2"><text:s text:c="2"/>- **Actual Access Level**: `maker` <text:s/></text:p>
      <text:p text:style-name="P2"><text:s text:c="2"/>- **Authorized Access Level**: Unauthorized <text:s/></text:p>
      <text:p text:style-name="P2"><text:s text:c="2"/>- **Risk Rating**: High <text:s/></text:p>
      <text:p text:style-name="P2"><text:s text:c="2"/>- **Management Action**: Revoke access immediately. <text:s/></text:p>
      <text:p text:style-name="P2">- **System B Access**: <text:s/></text:p>
      <text:p text:style-name="P2"><text:s text:c="2"/>- **Actual Access Level**: `checker` <text:s/></text:p>
      <text:p text:style-name="P2"><text:s text:c="2"/>- **Authorized Access Level**: Unauthorized <text:s/></text:p>
      <text:p text:style-name="P2"><text:s text:c="2"/>- **Risk Rating**: High <text:s/></text:p>
      <text:p text:style-name="P2"><text:s text:c="2"/>- **Management Action**: Revoke access immediately. <text:s/></text:p>
      <text:p text:style-name="P2">- **System C Access**: <text:s/></text:p>
      <text:p text:style-name="P2"><text:s text:c="2"/>- **Actual Access Level**: `read-only` <text:s/></text:p>
      <text:p text:style-name="P2"><text:s text:c="2"/>- **Authorized Access Level**: Unauthorized <text:s/></text:p>
      <text:p text:style-name="P2"><text:s text:c="2"/>- **Risk Rating**: High <text:s/></text:p>
      <text:p text:style-name="P2"><text:s text:c="2"/>- **Management Action**: Revoke access immediately. <text:s/></text:p>
      <text:p text:style-name="Preformatted_20_Text"/>
      <text:p text:style-name="P2">#### USER024 <text:s/></text:p>
      <text:p text:style-name="P2"><text:soft-page-break/>- **System A Access**: <text:s/></text:p>
      <text:p text:style-name="P2"><text:s text:c="2"/>- **Actual Access Level**: `checker` <text:s/></text:p>
      <text:p text:style-name="P2"><text:s text:c="2"/>- **Authorized Access Level**: Unauthorized <text:s/></text:p>
      <text:p text:style-name="P2"><text:s text:c="2"/>- **Risk Rating**: High <text:s/></text:p>
      <text:p text:style-name="P2"><text:s text:c="2"/>- **Management Action**: Revoke access immediately. <text:s/></text:p>
      <text:p text:style-name="P2">- **System B Access**: <text:s/></text:p>
      <text:p text:style-name="P2"><text:s text:c="2"/>- **Actual Access Level**: `maker` <text:s/></text:p>
      <text:p text:style-name="P2"><text:s text:c="2"/>- **Authorized Access Level**: Unauthorized <text:s/></text:p>
      <text:p text:style-name="P2"><text:s text:c="2"/>- **Risk Rating**: High <text:s/></text:p>
      <text:p text:style-name="P2"><text:s text:c="2"/>- **Management Action**: Revoke access immediately. <text:s/></text:p>
      <text:p text:style-name="P2">- **System C Access**: <text:s/></text:p>
      <text:p text:style-name="P2"><text:s text:c="2"/>- **Actual Access Level**: `maker` <text:s/></text:p>
      <text:p text:style-name="P2"><text:s text:c="2"/>- **Authorized Access Level**: Unauthorized <text:s/></text:p>
      <text:p text:style-name="P2"><text:s text:c="2"/>- **Risk Rating**: High <text:s/></text:p>
      <text:p text:style-name="P2"><text:s text:c="2"/>- **Management Action**: Revoke access immediately. <text:s/></text:p>
      <text:p text:style-name="Preformatted_20_Text"/>
      <text:p text:style-name="P2">---</text:p>
      <text:p text:style-name="Preformatted_20_Text"/>
      <text:p text:style-name="P2">## Risk Ratings <text:s/></text:p>
      <text:p text:style-name="P2">- **High**: Unauthorized access to systems. Immediate action required to revoke access. <text:s/></text:p>
      <text:p text:style-name="P2">- **Medium**: Incorrect access levels. Adjust access to align with the authorized matrix. <text:s/></text:p>
      <text:p text:style-name="P2">- **Low**: Minor discrepancies with limited risk impact. <text:s/></text:p>
      <text:p text:style-name="Preformatted_20_Text"/>
      <text:p text:style-name="P2">---</text:p>
      <text:p text:style-name="Preformatted_20_Text"/>
      <text:p text:style-name="P2">## Management Actions <text:s/></text:p>
      <text:p text:style-name="P2">1. **Immediate Actions**: <text:s/></text:p>
      <text:p text:style-name="P2"><text:s text:c="3"/>- Revoke access for users with unauthorized access (USER021, USER022, USER023, USER024). <text:s/></text:p>
      <text:p text:style-name="P2"><text:s text:c="3"/>- Adjust access levels for users with incorrect permissions (USER001, USER002, USER003, USER005, USER006, USER008, USER009, USER010, USER012, USER014, USER016, USER017). <text:s/></text:p>
      <text:p text:style-name="Preformatted_20_Text"/>
      <text:p text:style-name="P2">2. **Preventive Measures**: <text:s/></text:p>
      <text:p text:style-name="P2"><text:s text:c="3"/>- Conduct regular access reviews to ensure ongoing compliance. <text:s/></text:p>
      <text:p text:style-name="P2"><text:s text:c="3"/>- Implement automated access control mechanisms to reduce manual errors. <text:s/></text:p>
      <text:p text:style-name="P2"><text:s text:c="3"/>- Provide training to users and administrators on access management policies. <text:s/></text:p>
      <text:p text:style-name="Preformatted_20_Text"/>
      <text:p text:style-name="P2">---</text:p>
      <text:p text:style-name="Preformatted_20_Text"/>
      <text:p text:style-name="P2">## Conclusion <text:s/></text:p>
      <text:p text:style-name="P2">The access review highlights significant discrepancies that require immediate attention to mitigate risks and ensure compliance. By implementing the recommended actions and preventive measures, the organization can strengthen its access control framework and reduce the likelihood of future discrepancies. <text:s/></text:p>
      <text:p text:style-name="Preformatted_20_Text"/>
      <text:p text:style-name="P2">--- <text:s/></text:p>
      <text:p text:style-name="P2">This concludes the comprehensive audit report.</text:p>
      <text:p text:style-name="Preformatted_20_Text"/>
      <text:p text:style-name="Preformatted_20_Text"/>
      <text:p text:style-name="Preformatted_20_Text">(larc) (larp) <text:span text:style-name="T2">ayman@AMHP840G2B</text:span>:<text:span text:style-name="T3">~/Documents/GitHub/ai_logicalaccess_crew/larc</text:span>$ </text:p>
      <text:p text:style-name="P3"/>
      <text:p text:style-name="P6">--------------------------------------------</text:p>
      <text:p text:style-name="P6"/>
      <text:p text:style-name="P7">After Asking for over all risk Rating: </text:p>
      <text:p text:style-name="P7"/>
      <text:p text:style-name="P5">(larc) (larp) <text:span text:style-name="T2">ayman@AMHP840G2B</text:span>:<text:span text:style-name="T3">~/Documents/GitHub/ai_logicalaccess_crew/larc</text:span>$ python src/larc/main.py </text:p>
      <text:p text:style-name="Preformatted_20_Text"/>
      <text:p text:style-name="P1">Provider List: https://docs.litellm.ai/docs/providers</text:p>
      <text:p text:style-name="Preformatted_20_Text"><text:soft-page-break/></text:p>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Using tool:</text:span> <text:span text:style-name="T1">access_review_tool</text:span></text:p>
      <text:p text:style-name="Preformatted_20_Text"><text:span text:style-name="T4">## Tool Input:</text:span> </text:p>
      <text:p text:style-name="P2">"{}"</text:p>
      <text:p text:style-name="Preformatted_20_Text"><text:span text:style-name="T4">## Tool Output:</text:span> </text:p>
      <text:p text:style-name="P2">{'USER001': {'review_results': {'system_a_access': 'user has actual access level of ma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R while he should have system_b_access access level as read-only according to the access matrix.', 'system_c_access': 'user has actual access level of maker which is matching his system_c_access level in access matrix.'}}, 'USER003': {'review_results': {'system_a_access': 'user has actual system_a_access access level of maker in AR while he should have system_a_access access level as read-only according to the access matrix.', '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text:soft-page-break/>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matrix.'}}, 'USER005': {'review_results': {'system_a_access': 'user has actual access level of chec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AR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matching his system_c_access level in access matrix.'}}, 'USER008': {'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R while he should have system_c_access access level as checker according to the access matrix.'}}, 'USER009': {'review_results': {'system_a_access': 'user has actual system_a_access access level of checker in AR while he should have system_a_access access level as read-only according to the access matrix.', 'system_b_access': 'user has actual access level of checker which is matching his system_b_access level in access matrix.', 'system_c_access': 'user has actual access level of read-only which is matching his system_c_access level in 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R while he should have system_c_access access level as checker according to the access matrix.'}}, 'USER021': {'review_results': {'system_a_access': 'user has system_a_access access level of maker in AR while he is unauthorized to have access to system_a_access according to access matrix.', 'system_b_access': 'user has system_b_access access level of read-only in AR while he is unauthorized to have access to system_b_access according to access matrix.', 'system_c_access': 'user has system_c_access access level of checker in AR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R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checker which is matching his system_c_access level in access matrix.'}}, 'USER014': {'review_results': {'system_a_access': 'user has actual access level of checker which is matching his system_a_access level in access matrix.', 'system_b_access': 'user has actual system_b_access access level of checker in AR while he should have system_b_access access level as read-only according to the access matrix.', 'system_c_access': 'user has actual access level of read-only which is matching his system_c_access level in access matrix.'}}, 'USER022': {'review_results': {'system_a_access': 'user has <text:soft-page-break/>system_a_access access level of read-only in AR while he is unauthorized to have access to system_a_access according to access matrix.', 'system_b_access': 'user has system_b_access access level of maker in AR while he is unauthorized to have access to system_b_access according to access matrix.', 'system_c_access': 'user has system_c_access access level of maker in AR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checker which is matching his system_c_access level in access matrix.'}}, 'USER017': {'review_results': {'system_a_access': 'user has actual system_a_access access level of maker in AR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R while he is unauthorized to have access to system_a_access according to access matrix.', 'system_b_access': 'user has system_b_access access level of checker in AR while he is unauthorized to have access to system_b_access according to access matrix.', 'system_c_access': 'user has system_c_access access level of read-only in AR while he is unauthorized to have access to system_c_access according to access matrix.'}}, 'USER024': {'review_results': {'system_a_access': 'user has system_a_access access level of checker in AR while he is unauthorized to have access to system_a_access according to access matrix.', 'system_b_access': 'user has system_b_access access level of maker in AR while he is unauthorized to have access to system_b_access according to access matrix.', 'system_c_access': 'user has system_c_access access level of maker in AR while he is unauthorized to have access to system_c_access according to access matrix.'}}}</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2"># Access Review Findings</text:p>
      <text:p text:style-name="Preformatted_20_Text"/>
      <text:p text:style-name="P2">## Background</text:p>
      <text:p text:style-name="P2">An access review was conducted to compare the actual system access levels of users against the authorized access matrix. The goal was to identify any discrepancies and ensure compliance with the defined access controls. The review covered multiple systems (System A, System B, and System C) and evaluated the access levels of 24 users.</text:p>
      <text:p text:style-name="Preformatted_20_Text"/>
      <text:p text:style-name="P2">## Discrepancies</text:p>
      <text:p text:style-name="P2">The following discrepancies were identified during the review:</text:p>
      <text:p text:style-name="Preformatted_20_Text"/>
      <text:p text:style-name="P2">1. **USER001**:</text:p>
      <text:p text:style-name="P2"><text:s text:c="3"/>- **System B Access**: Actual access level is "maker," but should be "checker" according to the access matrix.</text:p>
      <text:p text:style-name="Preformatted_20_Text"/>
      <text:p text:style-name="P2">2. **USER002**:</text:p>
      <text:p text:style-name="P2"><text:s text:c="3"/>- **System B Access**: Actual access level is "maker," but should be "read-only" according to the access matrix.</text:p>
      <text:p text:style-name="Preformatted_20_Text"/>
      <text:p text:style-name="P2"><text:soft-page-break/>3. **USER003**:</text:p>
      <text:p text:style-name="P2"><text:s text:c="3"/>- **System A Access**: Actual access level is "maker," but should be "read-only" according to the access matrix.</text:p>
      <text:p text:style-name="Preformatted_20_Text"/>
      <text:p text:style-name="P2">4. **USER005**:</text:p>
      <text:p text:style-name="P2"><text:s text:c="3"/>- **System B Access**: Actual access level is "maker," but should be "checker" according to the access matrix.</text:p>
      <text:p text:style-name="Preformatted_20_Text"/>
      <text:p text:style-name="P2">5. **USER006**:</text:p>
      <text:p text:style-name="P2"><text:s text:c="3"/>- **System C Access**: Actual access level is "maker," but should be "read-only" according to the access matrix.</text:p>
      <text:p text:style-name="Preformatted_20_Text"/>
      <text:p text:style-name="P2">6. **USER008**:</text:p>
      <text:p text:style-name="P2"><text:s text:c="3"/>- **System C Access**: Actual access level is "read-only," but should be "checker" according to the access matrix.</text:p>
      <text:p text:style-name="Preformatted_20_Text"/>
      <text:p text:style-name="P2">7. **USER009**:</text:p>
      <text:p text:style-name="P2"><text:s text:c="3"/>- **System A Access**: Actual access level is "checker," but should be "read-only" according to the access matrix.</text:p>
      <text:p text:style-name="Preformatted_20_Text"/>
      <text:p text:style-name="P2">8. **USER010**:</text:p>
      <text:p text:style-name="P2"><text:s text:c="3"/>- **System C Access**: Actual access level is "maker," but should be "checker" according to the access matrix.</text:p>
      <text:p text:style-name="Preformatted_20_Text"/>
      <text:p text:style-name="P2">9. **USER012**:</text:p>
      <text:p text:style-name="P2"><text:s text:c="3"/>- **System B Access**: Actual access level is "maker," but should be "checker" according to the access matrix.</text:p>
      <text:p text:style-name="Preformatted_20_Text"/>
      <text:p text:style-name="P2">10. **USER014**:</text:p>
      <text:p text:style-name="P2"><text:s text:c="4"/>- **System B Access**: Actual access level is "checker," but should be "read-only" according to the access matrix.</text:p>
      <text:p text:style-name="Preformatted_20_Text"/>
      <text:p text:style-name="P2">11. **USER016**:</text:p>
      <text:p text:style-name="P2"><text:s text:c="4"/>- **System B Access**: Actual access level is "maker," but should be "checker" according to the access matrix.</text:p>
      <text:p text:style-name="Preformatted_20_Text"/>
      <text:p text:style-name="P2">12. **USER017**:</text:p>
      <text:p text:style-name="P2"><text:s text:c="4"/>- **System A Access**: Actual access level is "maker," but should be "checker" according to the access matrix.</text:p>
      <text:p text:style-name="Preformatted_20_Text"/>
      <text:p text:style-name="P2">13. **USER021**:</text:p>
      <text:p text:style-name="P2"><text:s text:c="4"/>- **System A Access**: User is unauthorized but has "maker" access.</text:p>
      <text:p text:style-name="P2"><text:s text:c="4"/>- **System B Access**: User is unauthorized but has "read-only" access.</text:p>
      <text:p text:style-name="P2"><text:s text:c="4"/>- **System C Access**: User is unauthorized but has "checker" access.</text:p>
      <text:p text:style-name="Preformatted_20_Text"/>
      <text:p text:style-name="P2">14. **USER022**:</text:p>
      <text:p text:style-name="P2"><text:s text:c="4"/>- **System A Access**: User is unauthorized but has "read-only" access.</text:p>
      <text:p text:style-name="P2"><text:s text:c="4"/>- **System B Access**: User is unauthorized but has "maker" access.</text:p>
      <text:p text:style-name="P2"><text:s text:c="4"/>- **System C Access**: User is unauthorized but has "maker" access.</text:p>
      <text:p text:style-name="Preformatted_20_Text"/>
      <text:p text:style-name="P2">15. **USER023**:</text:p>
      <text:p text:style-name="P2"><text:s text:c="4"/>- **System A Access**: User is unauthorized but has "maker" access.</text:p>
      <text:p text:style-name="P2"><text:s text:c="4"/>- **System B Access**: User is unauthorized but has "checker" access.</text:p>
      <text:p text:style-name="P2"><text:s text:c="4"/>- **System C Access**: User is unauthorized but has "read-only" access.</text:p>
      <text:p text:style-name="Preformatted_20_Text"/>
      <text:p text:style-name="P2">16. **USER024**:</text:p>
      <text:p text:style-name="P2"><text:s text:c="4"/>- **System A Access**: User is unauthorized but has "checker" access.</text:p>
      <text:p text:style-name="P2"><text:s text:c="4"/>- **System B Access**: User is unauthorized but has "maker" access.</text:p>
      <text:p text:style-name="P2"><text:s text:c="4"/>- **System C Access**: User is unauthorized but has "maker" access.</text:p>
      <text:p text:style-name="Preformatted_20_Text"/>
      <text:p text:style-name="P2">## User Feedback</text:p>
      <text:p text:style-name="P2">The following users have been identified as having unauthorized access or discrepancies in their access levels. Immediate action is required to rectify these issues:</text:p>
      <text:p text:style-name="Preformatted_20_Text"><text:soft-page-break/></text:p>
      <text:p text:style-name="P2">- **USER021**, **USER022**, **USER023**, and **USER024** have been granted access to systems they are unauthorized to access. Their access should be revoked immediately.</text:p>
      <text:p text:style-name="P2">- **USER001**, **USER002**, **USER003**, **USER005**, **USER006**, **USER008**, **USER009**, **USER010**, **USER012**, **USER014**, **USER016**, and **USER017** have discrepancies in their access levels. Their access should be adjusted to match the authorized access matrix.</text:p>
      <text:p text:style-name="Preformatted_20_Text"/>
      <text:p text:style-name="P2">## Conclusion</text:p>
      <text:p text:style-name="P2">The access review has identified several discrepancies and unauthorized access patterns. It is recommended that the access levels be corrected promptly to ensure compliance with the authorized access matrix and to mitigate any potential security risks.</text:p>
      <text:p text:style-name="P2">```</text:p>
      <text:p text:style-name="Preformatted_20_Text"/>
      <text:p text:style-name="Preformatted_20_Text"/>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text:span text:style-name="T5"># Agent:</text:span> <text:span text:style-name="T2">Senior Audit Report Compiler</text:span></text:p>
      <text:p text:style-name="Preformatted_20_Text"><text:span text:style-name="T4">## Task:</text:span> <text:span text:style-name="T1">Compile all findings into comprehensive audit report</text:span></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2"># Comprehensive Audit Report <text:s/></text:p>
      <text:p text:style-name="Preformatted_20_Text"/>
      <text:p text:style-name="P2">## Executive Summary <text:s/></text:p>
      <text:p text:style-name="P2">An access review was conducted to evaluate the alignment of user access levels across multiple systems (System A, System B, and System C) with the authorized access matrix. The review identified 16 discrepancies involving 24 users, including unauthorized access and mismatched access levels. These findings highlight potential risks to data integrity, confidentiality, and compliance. Immediate corrective actions are required to address these issues and ensure adherence to the defined access controls. <text:s/></text:p>
      <text:p text:style-name="Preformatted_20_Text"/>
      <text:p text:style-name="P2">---</text:p>
      <text:p text:style-name="Preformatted_20_Text"/>
      <text:p text:style-name="P2">## Detailed Findings <text:s/></text:p>
      <text:p text:style-name="Preformatted_20_Text"/>
      <text:p text:style-name="P2">### Discrepancies Identified <text:s/></text:p>
      <text:p text:style-name="P2">The following discrepancies were identified during the review: <text:s/></text:p>
      <text:p text:style-name="Preformatted_20_Text"/>
      <text:p text:style-name="P2">1. **USER001**: <text:s/></text:p>
      <text:p text:style-name="P2"><text:s text:c="3"/>- **System B Access**: Actual access level is "maker," but should be "checker" according to the access matrix. <text:s/></text:p>
      <text:p text:style-name="Preformatted_20_Text"/>
      <text:p text:style-name="P2">2. **USER002**: <text:s/></text:p>
      <text:p text:style-name="P2"><text:s text:c="3"/>- **System B Access**: Actual access level is "maker," but should be "read-only" according to the access matrix. <text:s/></text:p>
      <text:p text:style-name="Preformatted_20_Text"/>
      <text:p text:style-name="P2">3. **USER003**: <text:s/></text:p>
      <text:p text:style-name="P2"><text:s text:c="3"/>- **System A Access**: Actual access level is "maker," but should be "read-only" according to the access matrix. <text:s/></text:p>
      <text:p text:style-name="Preformatted_20_Text"/>
      <text:p text:style-name="P2">4. **USER005**: <text:s/></text:p>
      <text:p text:style-name="P2"><text:s text:c="3"/>- **System B Access**: Actual access level is "maker," but should be "checker" according to the access matrix. <text:s/></text:p>
      <text:p text:style-name="Preformatted_20_Text"><text:soft-page-break/></text:p>
      <text:p text:style-name="P2">5. **USER006**: <text:s/></text:p>
      <text:p text:style-name="P2"><text:s text:c="3"/>- **System C Access**: Actual access level is "maker," but should be "read-only" according to the access matrix. <text:s/></text:p>
      <text:p text:style-name="Preformatted_20_Text"/>
      <text:p text:style-name="P2">6. **USER008**: <text:s/></text:p>
      <text:p text:style-name="P2"><text:s text:c="3"/>- **System C Access**: Actual access level is "read-only," but should be "checker" according to the access matrix. <text:s/></text:p>
      <text:p text:style-name="Preformatted_20_Text"/>
      <text:p text:style-name="P2">7. **USER009**: <text:s/></text:p>
      <text:p text:style-name="P2"><text:s text:c="3"/>- **System A Access**: Actual access level is "checker," but should be "read-only" according to the access matrix. <text:s/></text:p>
      <text:p text:style-name="Preformatted_20_Text"/>
      <text:p text:style-name="P2">8. **USER010**: <text:s/></text:p>
      <text:p text:style-name="P2"><text:s text:c="3"/>- **System C Access**: Actual access level is "maker," but should be "checker" according to the access matrix. <text:s/></text:p>
      <text:p text:style-name="Preformatted_20_Text"/>
      <text:p text:style-name="P2">9. **USER012**: <text:s/></text:p>
      <text:p text:style-name="P2"><text:s text:c="3"/>- **System B Access**: Actual access level is "maker," but should be "checker" according to the access matrix. <text:s/></text:p>
      <text:p text:style-name="Preformatted_20_Text"/>
      <text:p text:style-name="P2">10. **USER014**: <text:s/></text:p>
      <text:p text:style-name="P2"><text:s text:c="4"/>- **System B Access**: Actual access level is "checker," but should be "read-only" according to the access matrix. <text:s/></text:p>
      <text:p text:style-name="Preformatted_20_Text"/>
      <text:p text:style-name="P2">11. **USER016**: <text:s/></text:p>
      <text:p text:style-name="P2"><text:s text:c="4"/>- **System B Access**: Actual access level is "maker," but should be "checker" according to the access matrix. <text:s/></text:p>
      <text:p text:style-name="Preformatted_20_Text"/>
      <text:p text:style-name="P2">12. **USER017**: <text:s/></text:p>
      <text:p text:style-name="P2"><text:s text:c="4"/>- **System A Access**: Actual access level is "maker," but should be "checker" according to the access matrix. <text:s/></text:p>
      <text:p text:style-name="Preformatted_20_Text"/>
      <text:p text:style-name="P2">13. **USER021**: <text:s/></text:p>
      <text:p text:style-name="P2"><text:s text:c="4"/>- **System A Access**: User is unauthorized but has "maker" access. <text:s/></text:p>
      <text:p text:style-name="P2"><text:s text:c="4"/>- **System B Access**: User is unauthorized but has "read-only" access. <text:s/></text:p>
      <text:p text:style-name="P2"><text:s text:c="4"/>- **System C Access**: User is unauthorized but has "checker" access. <text:s/></text:p>
      <text:p text:style-name="Preformatted_20_Text"/>
      <text:p text:style-name="P2">14. **USER022**: <text:s/></text:p>
      <text:p text:style-name="P2"><text:s text:c="4"/>- **System A Access**: User is unauthorized but has "read-only" access. <text:s/></text:p>
      <text:p text:style-name="P2"><text:s text:c="4"/>- **System B Access**: User is unauthorized but has "maker" access. <text:s/></text:p>
      <text:p text:style-name="P2"><text:s text:c="4"/>- **System C Access**: User is unauthorized but has "maker" access. <text:s/></text:p>
      <text:p text:style-name="Preformatted_20_Text"/>
      <text:p text:style-name="P2">15. **USER023**: <text:s/></text:p>
      <text:p text:style-name="P2"><text:s text:c="4"/>- **System A Access**: User is unauthorized but has "maker" access. <text:s/></text:p>
      <text:p text:style-name="P2"><text:s text:c="4"/>- **System B Access**: User is unauthorized but has "checker" access. <text:s/></text:p>
      <text:p text:style-name="P2"><text:s text:c="4"/>- **System C Access**: User is unauthorized but has "read-only" access. <text:s/></text:p>
      <text:p text:style-name="Preformatted_20_Text"/>
      <text:p text:style-name="P2">16. **USER024**: <text:s/></text:p>
      <text:p text:style-name="P2"><text:s text:c="4"/>- **System A Access**: User is unauthorized but has "checker" access. <text:s/></text:p>
      <text:p text:style-name="P2"><text:s text:c="4"/>- **System B Access**: User is unauthorized but has "maker" access. <text:s/></text:p>
      <text:p text:style-name="P2"><text:s text:c="4"/>- **System C Access**: User is unauthorized but has "maker" access. <text:s/></text:p>
      <text:p text:style-name="Preformatted_20_Text"/>
      <text:p text:style-name="P2">---</text:p>
      <text:p text:style-name="Preformatted_20_Text"/>
      <text:p text:style-name="P2">## Risk Ratings <text:s/></text:p>
      <text:p text:style-name="Preformatted_20_Text"/>
      <text:p text:style-name="P2">### Logical Access Risk Rating <text:s/></text:p>
      <text:p text:style-name="P2">The identified discrepancies pose significant risks to the organization, including: <text:s/></text:p>
      <text:p text:style-name="P2">- **High Risk**: Unauthorized access by **USER021**, **USER022**, **USER023**, and **USER024** to multiple systems. This could lead to data breaches, unauthorized modifications, and compliance violations. <text:s/></text:p>
      <text:p text:style-name="P2"><text:soft-page-break/>- **Medium Risk**: Mismatched access levels for **USER001**, **USER002**, **USER003**, **USER005**, **USER006**, **USER008**, **USER009**, **USER010**, **USER012**, **USER014**, **USER016**, and **USER017**. These discrepancies could result in improper data handling or operational inefficiencies. <text:s/></text:p>
      <text:p text:style-name="Preformatted_20_Text"/>
      <text:p text:style-name="P2">Overall, the logical access risk rating for this review is **High** due to the presence of unauthorized access and widespread discrepancies. <text:s/></text:p>
      <text:p text:style-name="Preformatted_20_Text"/>
      <text:p text:style-name="P2">---</text:p>
      <text:p text:style-name="Preformatted_20_Text"/>
      <text:p text:style-name="P2">## Management Actions <text:s/></text:p>
      <text:p text:style-name="Preformatted_20_Text"/>
      <text:p text:style-name="P2">To address the identified issues, the following actions are recommended: <text:s/></text:p>
      <text:p text:style-name="Preformatted_20_Text"/>
      <text:p text:style-name="P2">1. **Immediate Revocation of Unauthorized Access**: <text:s/></text:p>
      <text:p text:style-name="P2"><text:s text:c="3"/>- Revoke access for **USER021**, **USER022**, **USER023**, and **USER024** from all systems immediately. <text:s/></text:p>
      <text:p text:style-name="Preformatted_20_Text"/>
      <text:p text:style-name="P2">2. **Adjustment of Access Levels**: <text:s/></text:p>
      <text:p text:style-name="P2"><text:s text:c="3"/>- Update the access levels for **USER001**, **USER002**, **USER003**, **USER005**, **USER006**, **USER008**, **USER009**, **USER010**, **USER012**, **USER014**, **USER016**, and **USER017** to align with the authorized access matrix. <text:s/></text:p>
      <text:p text:style-name="Preformatted_20_Text"/>
      <text:p text:style-name="P2">3. **Access Control Policy Review**: <text:s/></text:p>
      <text:p text:style-name="P2"><text:s text:c="3"/>- Conduct a thorough review of the access control policies and procedures to identify gaps and ensure robust enforcement mechanisms. <text:s/></text:p>
      <text:p text:style-name="Preformatted_20_Text"/>
      <text:p text:style-name="P2">4. **User Training and Awareness**: <text:s/></text:p>
      <text:p text:style-name="P2"><text:s text:c="3"/>- Provide training to users and administrators on access control policies and the importance of adhering to authorized access levels. <text:s/></text:p>
      <text:p text:style-name="Preformatted_20_Text"/>
      <text:p text:style-name="P2">5. **Periodic Access Reviews**: <text:s/></text:p>
      <text:p text:style-name="P2"><text:s text:c="3"/>- Implement a schedule for periodic access reviews to ensure ongoing compliance and timely identification of discrepancies. <text:s/></text:p>
      <text:p text:style-name="Preformatted_20_Text"/>
      <text:p text:style-name="P2">---</text:p>
      <text:p text:style-name="Preformatted_20_Text"/>
      <text:p text:style-name="P2">## Conclusion <text:s/></text:p>
      <text:p text:style-name="P2">The access review has revealed critical discrepancies and unauthorized access patterns that require immediate attention. By implementing the recommended actions, the organization can mitigate risks, enhance compliance, and strengthen its overall access control framework. Prompt resolution of these issues is essential to safeguard sensitive data and maintain operational integrity. <text:s/></text:p>
      <text:p text:style-name="Preformatted_20_Text"/>
      <text:p text:style-name="P2">--- <text:s/></text:p>
      <text:p text:style-name="P2">This concludes the comprehensive audit report.</text:p>
      <text:p text:style-name="Preformatted_20_Text"/>
      <text:p text:style-name="Preformatted_20_Text"/>
      <text:p text:style-name="P3">(larc) (larp) <text:span text:style-name="T2">ayman@AMHP840G2B</text:span>:<text:span text:style-name="T3">~/Documents/GitHub/ai_logicalaccess_crew/larc</text:span>$ </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2:02:56.486814460</meta:creation-date>
    <dc:date>2025-02-05T22:36:10.808995424</dc:date>
    <meta:editing-duration>PT33M14S</meta:editing-duration>
    <meta:editing-cycles>3</meta:editing-cycles>
    <meta:generator>LibreOffice/24.2.7.2$Linux_X86_64 LibreOffice_project/420$Build-2</meta:generator>
    <meta:document-statistic meta:table-count="0" meta:image-count="0" meta:object-count="0" meta:page-count="15" meta:paragraph-count="407" meta:word-count="5683" meta:character-count="42292" meta:non-whitespace-character-count="36161"/>
  </office:meta>
</office:document-meta>
</file>